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Times New Roman" svg:font-family="'Times New Roman'"/>
    <style:font-face style:name="monospace" svg:font-family="monospace"/>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3d1f2" officeooo:paragraph-rsid="0023d1f2"/>
    </style:style>
    <style:style style:name="P2" style:family="paragraph" style:parent-style-name="Standard">
      <style:paragraph-properties fo:line-height="160%"/>
      <style:text-properties fo:color="#000000" officeooo:paragraph-rsid="002ccfd9"/>
    </style:style>
    <style:style style:name="P3" style:family="paragraph" style:parent-style-name="Standard">
      <style:paragraph-properties fo:line-height="160%"/>
      <style:text-properties fo:color="#000000" officeooo:paragraph-rsid="0033ef48"/>
    </style:style>
    <style:style style:name="P4" style:family="paragraph" style:parent-style-name="Standard">
      <style:paragraph-properties fo:line-height="160%"/>
      <style:text-properties fo:color="#000000" fo:font-size="10.5pt" officeooo:paragraph-rsid="002810a0"/>
    </style:style>
    <style:style style:name="P5" style:family="paragraph" style:parent-style-name="Standard">
      <style:paragraph-properties fo:line-height="160%"/>
      <style:text-properties fo:color="#000000" fo:font-size="10.5pt" officeooo:paragraph-rsid="002efcce"/>
    </style:style>
    <style:style style:name="P6" style:family="paragraph" style:parent-style-name="Standard">
      <style:paragraph-properties fo:line-height="160%"/>
      <style:text-properties fo:color="#000000" fo:font-size="10.5pt" officeooo:paragraph-rsid="0035d624"/>
    </style:style>
    <style:style style:name="P7" style:family="paragraph" style:parent-style-name="Standard">
      <style:paragraph-properties fo:line-height="160%"/>
      <style:text-properties fo:color="#000000" fo:font-size="10.5pt" officeooo:rsid="002810a0" officeooo:paragraph-rsid="002b2e5d"/>
    </style:style>
    <style:style style:name="P8" style:family="paragraph" style:parent-style-name="Standard">
      <style:paragraph-properties fo:line-height="160%"/>
      <style:text-properties fo:color="#000000" fo:font-size="10.5pt" officeooo:rsid="00293f1c" officeooo:paragraph-rsid="0033ef48"/>
    </style:style>
    <style:style style:name="P9" style:family="paragraph" style:parent-style-name="Standard">
      <style:paragraph-properties fo:line-height="160%"/>
      <style:text-properties fo:color="#000000" fo:font-size="10.5pt" officeooo:rsid="00293f1c" officeooo:paragraph-rsid="002efcce"/>
    </style:style>
    <style:style style:name="P10" style:family="paragraph" style:parent-style-name="Standard">
      <style:paragraph-properties fo:line-height="160%"/>
      <style:text-properties fo:color="#000000" fo:font-size="10.5pt" officeooo:rsid="00308cc1" officeooo:paragraph-rsid="00308cc1"/>
    </style:style>
    <style:style style:name="P11" style:family="paragraph" style:parent-style-name="Text_20_body">
      <style:paragraph-properties fo:line-height="160%"/>
      <style:text-properties fo:font-size="11pt" officeooo:paragraph-rsid="002879fd"/>
    </style:style>
    <style:style style:name="P12" style:family="paragraph" style:parent-style-name="Text_20_body">
      <style:paragraph-properties fo:line-height="160%"/>
      <style:text-properties style:font-name="Liberation Sans" fo:font-size="11pt" officeooo:paragraph-rsid="0037d8b8" style:font-size-asian="11pt" style:font-size-complex="11pt"/>
    </style:style>
    <style:style style:name="P13" style:family="paragraph" style:parent-style-name="Text_20_body">
      <style:paragraph-properties fo:line-height="160%"/>
      <style:text-properties style:font-name="Liberation Sans" fo:font-size="11pt" officeooo:paragraph-rsid="003b9fc4" style:font-size-asian="11pt" style:font-size-complex="11pt"/>
    </style:style>
    <style:style style:name="P14" style:family="paragraph" style:parent-style-name="Text_20_body">
      <style:paragraph-properties fo:line-height="160%"/>
      <style:text-properties style:font-name="Liberation Sans" fo:font-size="11pt" officeooo:paragraph-rsid="003c0792"/>
    </style:style>
    <style:style style:name="T1" style:family="text">
      <style:text-properties fo:font-variant="normal" fo:text-transform="none" style:font-name="FreeSans" fo:font-size="11pt" fo:letter-spacing="normal" fo:font-style="normal" fo:font-weight="normal" style:font-size-asian="11pt" style:font-size-complex="11pt"/>
    </style:style>
    <style:style style:name="T2" style:family="text">
      <style:text-properties fo:font-variant="normal" fo:text-transform="none" style:font-name="FreeSans" fo:font-size="11pt" fo:letter-spacing="normal" fo:font-style="normal" fo:font-weight="normal" officeooo:rsid="00148adc" style:font-size-asian="11pt" style:font-size-complex="11pt"/>
    </style:style>
    <style:style style:name="T3" style:family="text">
      <style:text-properties fo:font-variant="normal" fo:text-transform="none" style:font-name="FreeSans" fo:font-size="11pt" fo:letter-spacing="normal" fo:font-style="normal" fo:font-weight="normal" officeooo:rsid="00267a88" style:font-size-asian="11pt" style:font-size-complex="11pt"/>
    </style:style>
    <style:style style:name="T4" style:family="text">
      <style:text-properties fo:font-variant="normal" fo:text-transform="none" style:font-name="FreeSans" fo:font-size="11pt" fo:letter-spacing="normal" fo:font-style="normal" fo:font-weight="normal" officeooo:rsid="002810a0" style:font-size-asian="11pt" style:font-size-complex="11pt"/>
    </style:style>
    <style:style style:name="T5" style:family="text">
      <style:text-properties fo:font-variant="normal" fo:text-transform="none" style:font-name="FreeSans" fo:font-size="11pt" fo:letter-spacing="normal" fo:font-style="normal" fo:font-weight="normal" officeooo:rsid="0017d10c" style:font-size-asian="11pt" style:font-size-complex="11pt"/>
    </style:style>
    <style:style style:name="T6" style:family="text">
      <style:text-properties fo:font-variant="normal" fo:text-transform="none" style:font-name="FreeSans" fo:font-size="11pt" fo:letter-spacing="normal" fo:font-style="normal" fo:font-weight="normal" officeooo:rsid="002e86de" style:font-size-asian="11pt" style:font-size-complex="11pt"/>
    </style:style>
    <style:style style:name="T7" style:family="text">
      <style:text-properties fo:font-variant="normal" fo:text-transform="none" style:font-name="FreeSans" fo:font-size="11pt" fo:letter-spacing="normal" fo:font-style="normal" fo:font-weight="normal" officeooo:rsid="002efcce" style:font-size-asian="11pt" style:font-size-complex="11pt"/>
    </style:style>
    <style:style style:name="T8" style:family="text">
      <style:text-properties fo:font-variant="normal" fo:text-transform="none" style:font-name="FreeSans" fo:font-size="11pt" fo:letter-spacing="normal" fo:font-style="normal" fo:font-weight="normal" officeooo:rsid="00323eff" style:font-size-asian="11pt" style:font-size-complex="11pt"/>
    </style:style>
    <style:style style:name="T9" style:family="text">
      <style:text-properties fo:font-variant="normal" fo:text-transform="none" style:font-name="FreeSans" fo:font-size="11pt" fo:letter-spacing="normal" fo:font-style="normal" fo:font-weight="normal" officeooo:rsid="0033ef48" style:font-size-asian="11pt" style:font-size-complex="11pt"/>
    </style:style>
    <style:style style:name="T10" style:family="text">
      <style:text-properties fo:font-variant="normal" fo:text-transform="none" style:font-name="FreeSans" fo:font-size="11pt" fo:letter-spacing="normal" fo:font-style="normal" fo:font-weight="normal" officeooo:rsid="0035d624" style:font-size-asian="11pt" style:font-size-complex="11pt"/>
    </style:style>
    <style:style style:name="T11" style:family="text">
      <style:text-properties fo:font-variant="normal" fo:text-transform="none" style:font-name="FreeSans" fo:font-size="11pt" fo:letter-spacing="normal" fo:font-style="normal" fo:font-weight="normal" officeooo:rsid="0036820b" style:font-size-asian="11pt" style:font-size-complex="11pt"/>
    </style:style>
    <style:style style:name="T12" style:family="text">
      <style:text-properties fo:font-variant="normal" fo:text-transform="none" style:font-name="FreeSans" fo:font-size="11pt" fo:letter-spacing="normal" fo:font-style="normal" fo:font-weight="normal" officeooo:rsid="0037d8b8" style:font-size-asian="11pt" style:font-size-complex="11pt"/>
    </style:style>
    <style:style style:name="T13" style:family="text">
      <style:text-properties fo:font-variant="normal" fo:text-transform="none" style:font-name="FreeSans" fo:font-size="11pt" fo:letter-spacing="normal" fo:font-style="normal" fo:font-weight="normal" officeooo:rsid="002e86de" style:font-size-asian="11pt" style:font-style-asian="normal" style:font-size-complex="11pt" style:font-style-complex="normal"/>
    </style:style>
    <style:style style:name="T14" style:family="text">
      <style:text-properties fo:font-variant="normal" fo:text-transform="none" style:font-name="FreeSans" fo:font-size="11pt" fo:letter-spacing="normal" fo:font-style="normal" fo:font-weight="normal" officeooo:rsid="00308cc1" style:font-size-asian="11pt" style:font-style-asian="normal" style:font-size-complex="11pt" style:font-style-complex="normal"/>
    </style:style>
    <style:style style:name="T15" style:family="text">
      <style:text-properties fo:font-variant="normal" fo:text-transform="none" style:font-name="FreeSans" fo:font-size="11pt" fo:letter-spacing="normal" fo:font-style="normal" fo:font-weight="normal" officeooo:rsid="002efcce" style:font-size-asian="11pt" style:font-style-asian="normal" style:font-size-complex="11pt" style:font-style-complex="normal"/>
    </style:style>
    <style:style style:name="T16" style:family="text">
      <style:text-properties fo:font-variant="normal" fo:text-transform="none" style:font-name="FreeSans" fo:font-size="11pt" fo:letter-spacing="normal" fo:font-style="normal" fo:font-weight="normal" officeooo:rsid="0033ef48" style:font-size-asian="11pt" style:font-style-asian="normal" style:font-size-complex="11pt" style:font-style-complex="normal"/>
    </style:style>
    <style:style style:name="T17" style:family="text">
      <style:text-properties fo:font-variant="normal" fo:text-transform="none" fo:color="#000000" fo:letter-spacing="normal" fo:font-style="normal" fo:font-weight="normal" officeooo:rsid="002810a0"/>
    </style:style>
    <style:style style:name="T18" style:family="text">
      <style:text-properties fo:font-variant="normal" fo:text-transform="none" fo:color="#000000" style:text-position="0% 100%" fo:letter-spacing="normal" fo:font-style="normal" fo:font-weight="normal" officeooo:rsid="001b4b5a"/>
    </style:style>
    <style:style style:name="T19" style:family="text">
      <style:text-properties fo:font-variant="normal" fo:text-transform="none" fo:color="#000000" style:text-position="0% 100%" fo:letter-spacing="normal" fo:font-style="normal" fo:font-weight="normal" officeooo:rsid="002810a0"/>
    </style:style>
    <style:style style:name="T20" style:family="text">
      <style:text-properties fo:font-variant="normal" fo:text-transform="none" fo:color="#000000" style:text-position="0% 100%" fo:letter-spacing="normal" fo:font-style="normal" fo:font-weight="normal" officeooo:rsid="0028e74d"/>
    </style:style>
    <style:style style:name="T21" style:family="text">
      <style:text-properties fo:font-variant="normal" fo:text-transform="none" fo:color="#000000" style:text-position="0% 100%" fo:letter-spacing="normal" fo:font-style="normal" fo:font-weight="normal" officeooo:rsid="0028e74d" style:font-size-asian="11pt" style:font-size-complex="11pt"/>
    </style:style>
    <style:style style:name="T22" style:family="text">
      <style:text-properties fo:font-variant="normal" fo:text-transform="none" fo:color="#000000" style:text-position="0% 100%" fo:letter-spacing="normal" fo:font-style="normal" fo:font-weight="normal" officeooo:rsid="0028d424" style:font-size-asian="11pt" style:font-size-complex="11pt"/>
    </style:style>
    <style:style style:name="T23" style:family="text">
      <style:text-properties fo:font-variant="normal" fo:text-transform="none" fo:color="#000000" style:text-position="0% 100%" fo:letter-spacing="normal" fo:font-style="normal" fo:font-weight="normal" officeooo:rsid="002b2e5d" style:font-size-asian="11pt" style:font-size-complex="11pt"/>
    </style:style>
    <style:style style:name="T24" style:family="text">
      <style:text-properties fo:font-variant="normal" fo:text-transform="none" fo:color="#000000" style:text-position="0% 100%" fo:letter-spacing="normal" fo:font-style="normal" fo:font-weight="normal" officeooo:rsid="003c0792" style:font-size-asian="11pt" style:font-size-complex="11pt"/>
    </style:style>
    <style:style style:name="T25" style:family="text">
      <style:text-properties fo:font-variant="normal" fo:text-transform="none" fo:color="#000000" style:text-position="0% 100%" fo:letter-spacing="normal" fo:font-style="normal" fo:font-weight="normal" officeooo:rsid="003dca8e" style:font-size-asian="11pt" style:font-size-complex="11pt"/>
    </style:style>
    <style:style style:name="T26" style:family="text">
      <style:text-properties fo:font-variant="normal" fo:text-transform="none" fo:color="#000000" style:text-position="0% 100%" fo:letter-spacing="normal" fo:font-style="normal" fo:font-weight="normal" officeooo:rsid="0028d424"/>
    </style:style>
    <style:style style:name="T27" style:family="text">
      <style:text-properties fo:font-variant="normal" fo:text-transform="none" fo:color="#000000" style:text-position="0% 100%" fo:letter-spacing="normal" fo:font-style="normal" fo:font-weight="normal" officeooo:rsid="002ccfd9"/>
    </style:style>
    <style:style style:name="T28" style:family="text">
      <style:text-properties fo:font-variant="normal" fo:text-transform="none" fo:color="#000000" style:text-position="0% 100%" fo:letter-spacing="normal" fo:font-style="normal" fo:font-weight="normal" officeooo:rsid="0033ef48"/>
    </style:style>
    <style:style style:name="T29" style:family="text">
      <style:text-properties fo:font-variant="normal" fo:text-transform="none" fo:color="#000000" style:text-position="0% 100%" fo:letter-spacing="normal" fo:font-style="normal" fo:font-weight="normal" officeooo:rsid="0039c1ea"/>
    </style:style>
    <style:style style:name="T30" style:family="text">
      <style:text-properties fo:font-variant="normal" fo:text-transform="none" fo:color="#000000" style:text-position="0% 100%" fo:letter-spacing="normal" fo:font-style="normal" fo:font-weight="normal" officeooo:rsid="003b9fc4"/>
    </style:style>
    <style:style style:name="T31" style:family="text">
      <style:text-properties fo:font-variant="normal" fo:text-transform="none" fo:color="#000000" style:text-position="0% 100%" fo:letter-spacing="normal" fo:font-style="normal" fo:font-weight="normal" officeooo:rsid="003c0792"/>
    </style:style>
    <style:style style:name="T32" style:family="text">
      <style:text-properties fo:font-variant="normal" fo:text-transform="none" fo:color="#000000" style:text-position="0% 100%" fo:letter-spacing="normal" fo:font-style="normal" fo:font-weight="bold" officeooo:rsid="002879fd" style:font-size-asian="11pt" style:font-weight-asian="bold" style:font-size-complex="11pt" style:font-weight-complex="bold"/>
    </style:style>
    <style:style style:name="T33" style:family="text">
      <style:text-properties fo:font-variant="normal" fo:text-transform="none" fo:color="#000000" style:text-position="0% 100%" style:font-name="Arial1" fo:font-size="10.5pt" fo:letter-spacing="normal" fo:font-style="normal" fo:font-weight="normal" officeooo:rsid="002b2e5d" style:font-size-asian="11pt" style:font-size-complex="11pt"/>
    </style:style>
    <style:style style:name="T34" style:family="text">
      <style:text-properties fo:font-variant="normal" fo:text-transform="none" fo:color="#000000" style:text-position="0% 100%" style:font-name="Arial1" fo:font-size="10.5pt" fo:letter-spacing="normal" fo:font-style="normal" fo:font-weight="normal" officeooo:rsid="003c0792" style:font-size-asian="11pt" style:font-size-complex="11pt"/>
    </style:style>
    <style:style style:name="T35" style:family="text">
      <style:text-properties fo:font-variant="normal" fo:text-transform="none" style:text-position="0% 100%" style:font-name="FreeSans" fo:font-size="11pt" fo:letter-spacing="normal" fo:font-style="normal" fo:font-weight="normal" officeooo:rsid="00148adc" style:font-size-asian="11pt" style:font-size-complex="11pt"/>
    </style:style>
    <style:style style:name="T36" style:family="text">
      <style:text-properties fo:font-variant="normal" fo:text-transform="none" style:text-position="0% 100%" style:font-name="FreeSans" fo:font-size="11pt" fo:letter-spacing="normal" fo:font-style="normal" fo:font-weight="normal" officeooo:rsid="0017d10c" style:font-size-asian="11pt" style:font-size-complex="11pt"/>
    </style:style>
    <style:style style:name="T37" style:family="text">
      <style:text-properties fo:font-variant="normal" fo:text-transform="none" style:text-position="0% 100%" style:font-name="FreeSans" fo:font-size="11pt" fo:letter-spacing="normal" fo:font-style="normal" fo:font-weight="normal" officeooo:rsid="002ccfd9" style:font-size-asian="11pt" style:font-size-complex="11pt"/>
    </style:style>
    <style:style style:name="T38" style:family="text">
      <style:text-properties fo:font-variant="normal" fo:text-transform="none" style:text-position="0% 100%" style:font-name="FreeSans" fo:font-size="11pt" fo:letter-spacing="normal" fo:font-style="normal" fo:font-weight="normal" officeooo:rsid="002b2e5d" style:font-size-asian="11pt" style:font-size-complex="11pt"/>
    </style:style>
    <style:style style:name="T39" style:family="text">
      <style:text-properties fo:font-variant="normal" fo:text-transform="none" style:text-position="0% 100%" style:font-name="FreeSans" fo:font-size="11pt" fo:letter-spacing="normal" fo:font-style="normal" fo:font-weight="normal" officeooo:rsid="0033ef48" style:font-size-asian="11pt" style:font-size-complex="11pt"/>
    </style:style>
    <style:style style:name="T40" style:family="text">
      <style:text-properties fo:font-variant="normal" fo:text-transform="none" style:text-position="0% 100%" style:font-name="FreeSans" fo:font-size="11pt" fo:letter-spacing="normal" fo:font-style="normal" fo:font-weight="normal" officeooo:rsid="0034d3da" style:font-size-asian="11pt" style:font-size-complex="11pt"/>
    </style:style>
    <style:style style:name="T41" style:family="text">
      <style:text-properties fo:font-variant="normal" fo:text-transform="none" style:font-name="Liberation Sans" fo:font-size="11pt" fo:letter-spacing="normal" fo:font-style="normal" fo:font-weight="normal" officeooo:rsid="00323eff" style:font-size-asian="11pt" style:font-size-complex="11pt"/>
    </style:style>
    <style:style style:name="T42" style:family="text">
      <style:text-properties fo:font-variant="normal" fo:text-transform="none" style:font-name="Liberation Sans" fo:font-size="11pt" fo:letter-spacing="normal" fo:font-style="normal" fo:font-weight="normal" officeooo:rsid="0033ef48" style:font-size-asian="11pt" style:font-size-complex="11pt"/>
    </style:style>
    <style:style style:name="T43" style:family="text">
      <style:text-properties style:font-name="FreeSans" fo:font-size="11pt" officeooo:rsid="00148adc" style:font-size-asian="11pt" style:font-size-complex="11pt"/>
    </style:style>
    <style:style style:name="T44" style:family="text">
      <style:text-properties style:font-name="FreeSans" fo:font-size="11pt" officeooo:rsid="00293f1c" style:font-size-asian="11pt" style:font-size-complex="11pt"/>
    </style:style>
    <style:style style:name="T45" style:family="text">
      <style:text-properties style:font-name="FreeSans" fo:font-size="11pt" officeooo:rsid="002b2e5d" style:font-size-asian="11pt" style:font-size-complex="11pt"/>
    </style:style>
    <style:style style:name="T46" style:family="text">
      <style:text-properties style:font-name="FreeSans" fo:font-size="11pt" officeooo:rsid="0033ef48" style:font-size-asian="11pt" style:font-size-complex="11pt"/>
    </style:style>
    <style:style style:name="T47" style:family="text">
      <style:text-properties style:font-name="Liberation Sans" style:font-size-asian="11pt" style:font-size-complex="11pt"/>
    </style:style>
    <style:style style:name="T48" style:family="text">
      <style:text-properties style:font-name="Liberation Sans" officeooo:rsid="002879fd" style:font-size-asian="11pt" style:font-size-complex="11pt"/>
    </style:style>
    <style:style style:name="T49" style:family="text">
      <style:text-properties style:font-name="Liberation Sans" officeooo:rsid="00323eff"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e goal of </text:span><text:span text:style-name="T9">this</text:span><text:span text:style-name="T2"> research </text:span><text:span text:style-name="T3">is</text:span><text:span text:style-name="T2"> to </text:span><text:span text:style-name="T4">investigate and </text:span><text:span text:style-name="T2">develop </text:span><text:span text:style-name="T8">methods</text:span><text:span text:style-name="T2"> </text:span><text:span text:style-name="T8">to</text:span><text:span text:style-name="T2"> understand and predict the behaviour of animal</text:span><text:span text:style-name="T4">s</text:span><text:span text:style-name="T2"> from an estimation of their motion </text:span><text:span text:style-name="T4">and environmental context. </text:span><text:span text:style-name="T8">These methods are intended</text:span><text:span text:style-name="T2"> for use on a mobile robotic platform in order to interact with animals. </text:span></text:p>
      <text:p text:style-name="P4"><text:span text:style-name="T2"/></text:p>
      <text:p text:style-name="P6"><text:span text:style-name="T5">The research will take place within the Australian </text:span><text:span text:style-name="T3">C</text:span><text:span text:style-name="T5">entre for Field Robotics at the University of Sydney, as part of on ongoing project with Meat and Livestock Australia </text:span><text:span text:style-name="T11">under the supervision of Salah Sukkarieh. This project is being</text:span><text:span text:style-name="T10"> conducted in collaboration with the </text:span><text:span text:style-name="T11">S</text:span><text:span text:style-name="T10">chool of Life and Environmental Sciences, </text:span><text:span text:style-name="T11">working with </text:span><text:span text:style-name="T10">Cameron Clark and Sabrina Lomax from the Animal Science group.</text:span></text:p>
      <text:p text:style-name="P6"><text:span text:style-name="T5"/></text:p>
      <text:p text:style-name="P6"><text:span text:style-name="T5">This </text:span><text:span text:style-name="T12">research</text:span><text:span text:style-name="T5"> is aiming to establish methods </text:span><text:span text:style-name="T7">to determine</text:span><text:span text:style-name="T5"> objective measures of animal welfare and </text:span><text:span text:style-name="T8">physical</text:span><text:span text:style-name="T5"> </text:span><text:span text:style-name="T8">condition</text:span><text:span text:style-name="T5"> using computer vision techniques </text:span><text:span text:style-name="T3">within the agriculture industry</text:span><text:span text:style-name="T5">. </text:span></text:p>
      <text:p text:style-name="P11"><text:span text:style-name="T47">This is an important challenge that is two fold in it’s aims: allowing the estimation of the current state of the animal with regards to it’s behaviour, relevant to activities such as </text:span><text:span text:style-name="T49">health and</text:span><text:span text:style-name="T47"> welfare monitoring, injury detection </text:span><text:span text:style-name="T49">and</text:span><text:span text:style-name="T47"> stress identification; </text:span><text:span text:style-name="T48">and allowing for better interaction between a robotic system and an animal or person through the prediction of behaviours that require an intervention </text:span><text:span text:style-name="T49">or action </text:span><text:span text:style-name="T48">from the system, in activities such as herding, handling, </text:span><text:span text:style-name="T49">and examining animals in order to determine their physical condition.</text:span><text:span text:style-name="T48"><text:line-break/></text:span></text:p>
      <text:p text:style-name="P12"><text:span text:style-name="T17">Most livestock animals</text:span><text:span text:style-name="T18"> are less expressive of pain than humans, </text:span><text:span text:style-name="T19">as such any</text:span><text:span text:style-name="T18"> behavioural indicators of pain that </text:span><text:span text:style-name="T19">livestock</text:span><text:span text:style-name="T18"> do express are subtle </text:span><text:span text:style-name="T19">and hard to identify in practice. </text:span><text:span text:style-name="T18">An animal experiencing </text:span><text:span text:style-name="T19">discomfort </text:span><text:span text:style-name="T28">or stress </text:span><text:span text:style-name="T19">is </text:span><text:span text:style-name="T28">more </text:span><text:span text:style-name="T19">likely to have</text:span><text:span text:style-name="T18"> compromised welfare, </text:span><text:span text:style-name="T19">which can directly affect their productivity. </text:span><text:span text:style-name="T29"><text:s/></text:span><text:span text:style-name="T30">Temple Grandin notes that </text:span><text:span text:style-name="T29">these behavioural indicators include kicking, struggling and attempts to escape </text:span><text:span text:style-name="T30">(Assessment of Stress During Handling and Transport, Journal of Animal Science 1997)</text:span><text:span text:style-name="T29">, </text:span><text:span text:style-name="T30">indicators that could be detected through the motion of the animal.</text:span><text:span text:style-name="T19"> </text:span><text:span text:style-name="T29">The ability to assess levels of stress and discomfort would provide the ability to change procedures to minimise these level</text:span><text:span text:style-name="T30">s, allowing for easier handling and interactions.</text:span></text:p>
      <text:p text:style-name="P13"><text:span text:style-name="T19"><text:line-break/></text:span><text:span text:style-name="T30">Current approaches to animal activity recognition system employ the use of on-animal sensing, such as ear tags which use accellerometers to classify the behaviour of the animal.</text:span><text:span text:style-name="T26"> </text:span></text:p>
      <text:p text:style-name="P13"><text:span text:style-name="T26">By applying computer vision systems to track the pose of animals through a series of images and estimating their motion, it may be possible to identify </text:span><text:span text:style-name="T30">further subtle </text:span><text:span text:style-name="T26">behavioural indicators of discomfort, </text:span><text:span text:style-name="T31">and do so in real time at a shorter timeframe.</text:span></text:p>
      <text:p text:style-name="P13"><text:span text:style-name="T30"/></text:p>
      <text:p text:style-name="P13"><text:soft-page-break/><text:span text:style-name="T20">This would involve using the time series estimation of the animal’s pose, </text:span><text:span text:style-name="T31">ie its motion,</text:span><text:span text:style-name="T20"> as an input feature into a </text:span><text:span text:style-name="T31">machine learning </text:span><text:span text:style-name="T20">classification system such as a recurrent neural network. </text:span><text:span text:style-name="T27">This network would learn its own identifying features within the motion, rather than relying on hand picked features as used in techniques such as gait analysis, and so would be more likely to pick up on subtle cues exhibited by animals regarding their behaviour. </text:span><text:span text:style-name="T20">By limiting the input feature to a series of body joint positions in 2D, rather than </text:span><text:span text:style-name="T31">the much larger input of a</text:span><text:span text:style-name="T20"> complete camera image, it </text:span><text:span text:style-name="T27">can</text:span><text:span text:style-name="T20"> </text:span><text:span text:style-name="T27">also </text:span><text:span text:style-name="T20">be possible to obtain highly accurate results in classifying behaviour from a limited dataset, allowing for easier application </text:span><text:span text:style-name="T28">in practice</text:span><text:span text:style-name="T20">. </text:span></text:p>
      <text:p text:style-name="P14"><text:span text:style-name="T23">Part of this research would be a c</text:span><text:span text:style-name="T33">omparison of the effectiveness of using </text:span><text:span text:style-name="T34">supervised classification on ground truth data against </text:span><text:span text:style-name="T33">unsupervised learning approaches for outlier detection </text:span><text:span text:style-name="T34">on unlabelled data</text:span><text:span text:style-name="T33">. </text:span><text:span text:style-name="T34">Supervised learning requires the need for large quantities of labelled behavioural data, and includes </text:span><text:span text:style-name="T24">applications such as </text:span><text:span text:style-name="T22">identification of lameness, </text:span><text:span text:style-name="T21">sickness, </text:span><text:span text:style-name="T24">heat stress</text:span><text:span text:style-name="T22"> </text:span><text:span text:style-name="T21">or </text:span><text:span text:style-name="T24">other </text:span><text:span text:style-name="T21">specific s</text:span><text:span text:style-name="T22">tress levels. </text:span><text:span text:style-name="T24">Unsupervised learning however does not have the requirement of large labelled datasets, instead using raw data to detect statistical outliers, a possible means of detecting</text:span><text:span text:style-name="T21"> </text:span><text:span text:style-name="T22">abnormal behaviour </text:span><text:span text:style-name="T25">in animals.</text:span></text:p>
      <text:p text:style-name="P2"><text:span text:style-name="T43">A better understanding of the relationship between body motion and behaviour will </text:span><text:span text:style-name="T44">also </text:span><text:span text:style-name="T43">help enable robotic systems to interact with humans and animals in future. T</text:span><text:span text:style-name="T44">he methods described above to estimate current behaviour of an animal can also be extended to predict the likely next behaviour of an animal, allowing for a better </text:span><text:span text:style-name="T45">prediction of motion during interactions with animals. An example of this would be the identification that an animal is experiencing high levels of stress during herding and understanding how this relates to the probability that this animal may balk towards the observer. The ability to predict this type of behaviour in animals could </text:span><text:span text:style-name="T46">also </text:span><text:span text:style-name="T35">enable robotic systems to operate in such a way that undesirable states, such as </text:span><text:span text:style-name="T36">high </text:span><text:span text:style-name="T35">stress levels can be minimised in the animals it interacts with.</text:span></text:p>
      <text:p text:style-name="P3"><text:span text:style-name="T38">This work </text:span><text:span text:style-name="T40">closely relates</text:span><text:span text:style-name="T38"> to current research being done with regards to crowd motion analysis, in which the behaviour of various members of the crowd, or agents, is estimated at future time steps based on the motion of all other agents. By including the </text:span><text:span text:style-name="T39">current</text:span><text:span text:style-name="T38"> and predicted behaviour of each agent as a state variable, and by including the observer itself as an agent, it could be possible to </text:span><text:span text:style-name="T37">model the herding process as a Markov decision process and </text:span><text:span text:style-name="T38">predict how the movement of the observer is likely to affect the movement of all other members of the herd or crowd. </text:span><text:span text:style-name="T37">This could be extended into a tree search approach to find</text:span><text:span text:style-name="T38"> the movement which is most likely to achieve some next optimal state </text:span><text:span text:style-name="T39">of the entire </text:span><text:span text:style-name="T38">herd or crowd, </text:span><text:span text:style-name="T37">feeding into the decision making process of the robotic vehicle during the task of herding, or otherwise interacting with animals.</text:span></text:p>
      <text:p text:style-name="P7"/>
      <text:p text:style-name="P8"><text:soft-page-break/><text:span text:style-name="T9">This research would also help facilitate ongoing research </text:span><text:span text:style-name="T15">within the ACFR on a project funded by the MLA, </text:span><text:span text:style-name="T16">aimed at </text:span><text:span text:style-name="T41">examining animals in order to determine their </text:span><text:span text:style-name="T42">current </text:span><text:span text:style-name="T41">physical condition. </text:span><text:span text:style-name="T6"><text:s/>By identifying the current pose of an animal it is possible to fit an initial </text:span><text:span text:style-name="T13">class-generic model to the observation, to allow faster reconstruction of the animal 3D model and better estimation in situations in which complete observations are not possible. </text:span></text:p>
      <text:p text:style-name="P5"><text:span text:style-name="T13">T</text:span><text:span text:style-name="T15">he recreation of a 3D model of an animal would allow for objective measurements regarding animal size and body </text:span><text:span text:style-name="T14">state</text:span><text:span text:style-name="T15"> to be gathered in the field and compared to previous measurements of the same animal, tracking its welfare </text:span><text:span text:style-name="T14">and growth</text:span><text:span text:style-name="T15"> over time. </text:span></text:p>
      <text:p text:style-name="P9"><text:span text:style-name="T13"/></text:p>
      <text:p text:style-name="P10"><text:span text:style-name="T1">Data necessary for the above research areas is intended to be collected as part of the MLADC1 and MLADC2 projects across a number of planned excursions to feed lots and farms, working with the SwagBot team in ACFR for implementation and testin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ans-serif"/>
    <style:font-face style:name="Times New Roman" svg:font-family="'Times New Roman'"/>
    <style:font-face style:name="monospace" svg:font-family="monospace"/>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3:09:42.421253423</meta:creation-date>
    <meta:editing-duration>PT22H58M55S</meta:editing-duration>
    <meta:editing-cycles>7</meta:editing-cycles>
    <meta:generator>LibreOffice/5.1.6.2$Linux_X86_64 LibreOffice_project/10m0$Build-2</meta:generator>
    <dc:date>2017-12-19T12:27:33.463062137</dc:date>
    <meta:document-statistic meta:table-count="0" meta:image-count="0" meta:object-count="0" meta:page-count="3" meta:paragraph-count="14" meta:word-count="1043" meta:character-count="6542" meta:non-whitespace-character-count="5503"/>
  </office:meta>
</office:document-meta>
</file>